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style:font-name-asian="Times New Roman1" style:font-name-complex="Times New Roman1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Times New Roman1" style:font-weight-asian="bold" style:font-name-complex="Times New Roman1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7" style:family="text">
      <style:text-properties fo:language="ru" fo:country="RU" style:font-name-asian="Times New Roman1" style:font-name-complex="Times New Roman1"/>
    </style:style>
    <style:style style:name="T18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3cm" svg:height="0.85cm" draw:z-index="0"><draw:image xlink:href="../../odt/images/0114.png" xlink:type="simple" xlink:show="embed" xlink:actuate="onLoad"/></draw:frame></text:p>
          </table:table-cell>
          <table:table-cell table:style-name="Table1.B1" office:value-type="string">
            <text:h text:style-name="P2" text:outline-level="1">Интегратор с изменяемыми начальными условиями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1">C</text:span><text:span text:style-name="T15">и</text:span>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69cm" svg:height="1.349cm" draw:z-index="1"><draw:image xlink:href="../../odt/images/0114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3">Блок </text:span><text:span text:style-name="T14">реализует интегрирование входного сигнала </text:span><text:span text:style-name="T12">(</text:span><text:span text:style-name="T16">сигналов)</text:span><text:span text:style-name="T14">:</text:span></text:p>
            <text:p text:style-name="P6"><text:span text:style-name="T14"><draw:frame draw:style-name="fr3" draw:name="Объект1" text:anchor-type="as-char" svg:width="4.336cm" svg:height="1.91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4"> ,</text:span></text:p>
            <text:p text:style-name="P5"><text:span text:style-name="T13">где</text:span><text:span text:style-name="T13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3">– элементы вектора входного сигнала,</text:span><text:span text:style-name="T13">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3">– </text:span><text:span text:style-name="T17">элементы </text:span><text:span text:style-name="T13">вектора выходного сигнала,</text:span><text:span text:style-name="T13"><draw:frame draw:style-name="fr3" draw:name="Объект4" text:anchor-type="as-char" svg:width="1.228cm" svg:height="0.621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3">– времена переключения начальных условий.</text:span></text:p>
            <text:p text:style-name="P5">Блок имеет 3 входных порта и при ориентации блока слева-направо:</text:p>
            <text:p text:style-name="P5">1-ый входной порт (верхний слева) – интегрируемый векторный сигнал;</text:p>
            <text:p text:style-name="P5">2-ой входной порт (средний слева) – управляющий сигнал;</text:p>
            <text:p text:style-name="P5">3-ий входной порт (нижний слева) – вектор новых начальных условий.</text:p>
            <text:p text:style-name="P5"><text:span text:style-name="T14">При </text:span><text:span text:style-name="T14"><draw:frame draw:style-name="fr3" draw:name="Объект5" text:anchor-type="as-char" svg:width="1.11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происходит установление </text:span><text:span text:style-name="T19">новых</text:span><text:span text:style-name="T14"> начальных условий и при </text:span><text:span text:style-name="T14"><draw:frame draw:style-name="fr3" draw:name="Объект6" text:anchor-type="as-char" svg:width="1.861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4">выполняется интегрирование сигналов входного вектора с </text:span><text:span text:style-name="T19">этими</text:span><text:span text:style-name="T14"> новыми начальными условиями.</text:span></text:p>
            <text:p text:style-name="P5"><text:span text:style-name="T14">При </text:span><text:span text:style-name="T14"><draw:frame draw:style-name="fr3" draw:name="Объект7" text:anchor-type="as-char" svg:width="1.124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">происходит </text:span><text:span text:style-name="T10">очередное изменение</text:span><text:span text:style-name="T14"> начальных условий и при </text:span><text:span text:style-name="T14"><draw:frame draw:style-name="fr3" draw:name="Объект8" text:anchor-type="as-char" svg:width="1.124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">выполняется </text:span><text:span text:style-name="T10">очередной этап</text:span><text:span text:style-name="T14"> </text:span><text:span text:style-name="T19">интегрирования с новыми</text:span><text:span text:style-name="T14"> начальными условиями вплоть до </text:span><text:span text:style-name="T10">нового очередного</text:span><text:span text:style-name="T14"> изменения начальных условий.</text:span></text:p>
            <text:p text:style-name="P5"><text:span text:style-name="T14">Переключение начальных условий производится </text:span><text:span text:style-name="T10">только</text:span><text:span text:style-name="T14"> при изменении управляющего сигнала с одного значения, например, <text:s/>с </text:span><text:span text:style-name="T10">1</text:span><text:span text:style-name="T14"> на </text:span><text:span text:style-name="T19">другое</text:span><text:span text:style-name="T14">, например, </text:span><text:span text:style-name="T10">2</text:span><text:span text:style-name="T14">, или наоборот, с </text:span><text:span text:style-name="T10">2</text:span><text:span text:style-name="T14"> на </text:span><text:span text:style-name="T10">1</text:span><text:span text:style-name="T14">.</text:span></text:p>
            <text:p text:style-name="P5">Размерности интегрируемого сигнала и сигнала начальных условий должны быть одинаковыми, например, если вектор входа – “трехжильный”, то и сигнал начальных условий тоже “трехжильный”.</text:p>
            <text:p text:style-name="P5"><text:span text:style-name="T18">Свойства</text:span>:</text:p>
            <text:list xml:id="list1913936086838391425" text:style-name="L1">
              <text:list-item>
                <text:p text:style-name="P7">Число переменных состояния – размерность выходного вектора.</text:p>
              </text:list-item>
              <text:list-item>
                <text:p text:style-name="P7">1-е значение управляющего сигнала.</text:p>
              </text:list-item>
              <text:list-item>
                <text:p text:style-name="P7">2-е значение управляющего сигнала.</text:p>
              </text:list-item>
            </text:list>
            <text:p text:style-name="P5"><text:span text:style-name="T9">Примечания</text:span>:</text:p>
            <text:list xml:id="list6205453764008700592" text:style-name="L2">
              <text:list-item>
                <text:p text:style-name="P8">По умолчанию данный блок реализует интегрирование скалярного входного сигнала.</text:p>
              </text:list-item>
              <text:list-item>
                <text:p text:style-name="P8">Рекомендуется (хотя и не обязательно) использовать значения управляющих сигналов 0 и 1, поскольку их формирование легко реализуется типовыми логическими блоками.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изменяемыми начальными условиями</dc:title>
    <dc:date>2014-12-01T17:26:13.20</dc:date>
    <meta:generator>OpenOffice/4.1.1$Win32 OpenOffice.org_project/411m6$Build-9775</meta:generator>
    <meta:editing-duration>PT2H10M29S</meta:editing-duration>
    <meta:editing-cycles>54</meta:editing-cycles>
    <meta:document-statistic meta:table-count="1" meta:image-count="2" meta:object-count="8" meta:page-count="2" meta:paragraph-count="24" meta:word-count="214" meta:character-count="1598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underover>
              <mo stretchy="false">∫</mo>
              <mrow>
                <msub>
                  <mi>t</mi>
                  <mn>1</mn>
                </msub>
              </mrow>
              <mrow>
                <msub>
                  <mi>t</mi>
                  <mn>2</mn>
                </msub>
              </mrow>
            </munderover>
            <msub>
              <mi>u</mi>
              <mi>i</mi>
            </msub>
          </mrow>
          <mrow>
            <mo stretchy="false">(</mo>
            <mrow>
              <mi>t</mi>
            </mrow>
            <mo stretchy="false">)</mo>
          </mrow>
          <mi mathvariant="italic">dt</mi>
        </mrow>
      </mrow>
    </mrow>
    <annotation encoding="StarMath 5.0">y_i(t) = {int from {t_1} to {t_2} u_i(t)dt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b>
        <mi>t</mi>
        <mn>1,</mn>
      </msub>
      <mi/>
      <msub>
        <mi>t</mi>
        <mn>2</mn>
      </msub>
    </mrow>
    <annotation encoding="StarMath 5.0">t_1, ~ t_2</annotation>
  </semantics>
</math>
</file>

<file path=Object 5/content.xml><?xml version="1.0" encoding="utf-8"?>
<math xmlns="http://www.w3.org/1998/Math/MathML">
  <semantics>
    <mrow>
      <mrow>
        <mi>t</mi>
        <mo stretchy="false">=</mo>
        <msub>
          <mi>t</mi>
          <mn>1</mn>
        </msub>
      </mrow>
    </mrow>
    <annotation encoding="StarMath 5.0">t = t_1</annotation>
  </semantics>
</math>
</file>

<file path=Object 6/content.xml><?xml version="1.0" encoding="utf-8"?>
<math xmlns="http://www.w3.org/1998/Math/MathML">
  <semantics>
    <mrow>
      <mrow>
        <mrow>
          <msub>
            <mi>t</mi>
            <mn>1</mn>
          </msub>
          <mo stretchy="false">&lt;</mo>
          <mi>t</mi>
        </mrow>
        <mo stretchy="false">&lt;</mo>
        <msub>
          <mi>t</mi>
          <mn>2</mn>
        </msub>
      </mrow>
    </mrow>
    <annotation encoding="StarMath 5.0">t_1 &lt; t &lt; t_2</annotation>
  </semantics>
</math>
</file>

<file path=Object 7/content.xml><?xml version="1.0" encoding="utf-8"?>
<math xmlns="http://www.w3.org/1998/Math/MathML">
  <semantics>
    <mrow>
      <mrow>
        <mi>t</mi>
        <mo stretchy="false">=</mo>
        <msub>
          <mi>t</mi>
          <mn>2</mn>
        </msub>
      </mrow>
    </mrow>
    <annotation encoding="StarMath 5.0">t = t_2</annotation>
  </semantics>
</math>
</file>

<file path=Object 8/content.xml><?xml version="1.0" encoding="utf-8"?>
<math xmlns="http://www.w3.org/1998/Math/MathML">
  <semantics>
    <mrow>
      <mrow>
        <mi>t</mi>
        <mo stretchy="false">&gt;</mo>
        <msub>
          <mi>t</mi>
          <mn>2</mn>
        </msub>
      </mrow>
    </mrow>
    <annotation encoding="StarMath 5.0">t &gt; t_2</annotation>
  </semantics>
</math>
</file>